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indingErrorProcessor.processMissingFieldError( String missingField , BindingResult binding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BindingErrorProcessor.processPropertyAccessException( PropertyAccessException ex , BindingResult binding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BindingErrorProcessor.getArgumentsForBindError( String objectName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